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14953*"/>
    </style:style>
    <style:style style:name="Таблица1.B" style:family="table-column">
      <style:table-column-properties style:column-width="13.508cm" style:rel-column-width="50582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0c0c0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fo:language="en" fo:country="US" style:font-size-asian="8pt" style:font-size-complex="8pt"/>
    </style:style>
    <style:style style:name="T9" style:family="text">
      <style:text-properties fo:font-size="8pt" fo:language="ru" fo:country="RU" style:font-size-asian="8pt" style:font-size-complex="8pt"/>
    </style:style>
    <style:style style:name="T10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288556064" text:id="ct288556064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288555960" text:id="ct288555960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288557104" text:id="ct288557104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88557208" text:id="ct288557208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88557312" text:id="ct288557312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288557416" text:id="ct288557416">
          <text:deletion>
            <office:change-info>
              <dc:creator>Fedor Kurilov</dc:creator>
              <dc:date>2013-08-11T17:27:00</dc:date>
            </office:change-info>
            <text:p text:style-name="Table_20_Contents"><text:span text:style-name="T1"/></text:p>
            <text:p text:style-name="Table_20_Contents"><text:span text:style-name="T1"/></text:p>
          </text:deletion>
        </text:changed-region>
        <text:changed-region xml:id="ct288557520" text:id="ct288557520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88557624" text:id="ct288557624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288557728" text:id="ct288557728">
          <text:insertion>
            <office:change-info>
              <dc:creator>&lt;анонимный&gt;</dc:creator>
              <dc:date>2013-09-20T15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text:span text:style-name="T11">Пациент</text:span>:</text:p>
            </table:table-cell>
            <table:table-cell table:style-name="Таблица1.A1" office:value-type="string">
              <text:p text:style-name="P4"><text:change-start text:change-id="ct288556064"/><text:span text:style-name="T10">getFullName</text:span>('patientName', data['documents'][0])<text:change-end text:change-id="ct288556064"/></text:p>
            </table:table-cell>
          </table:table-row>
          <table:table-row>
            <table:table-cell table:style-name="Таблица1.A2" office:value-type="string">
              <text:p text:style-name="P3"><text:span text:style-name="T2">История болезни №</text:span>:</text:p>
            </table:table-cell>
            <table:table-cell table:style-name="Таблица1.A2" office:value-type="string">
              <text:p text:style-name="P16"><text:change-start text:change-id="ct288555960"/>getData('appealNumber', data['documents'][0])<text:change-end text:change-id="ct288555960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5"/>
            <text:p text:style-name="P14"><text:span text:style-name="T3"><office:annotation><dc:creator>&lt;анонимный&gt;</dc:creator><dc:date>2013-06-21T18:26:11.97</dc:date><text:p text:style-name="P18"><text:span text:style-name="T15">do table for document in data['documents']</text:span></text:p></office:annotation></text:span><text:change-start text:change-id="ct288557104"/><text:span text:style-name="T3">getData('name', document)</text:span><text:change-end text:change-id="ct288557104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2"><text:span text:style-name="T9">Дата и время:  </text:span><text:change-start text:change-id="ct288557208"/><text:span text:style-name="T8">getData('endDate', document)</text:span><text:change-end text:change-id="ct288557208"/></text:p>
                </table:table-cell>
              </table:table-row>
            </table:table>
            <text:p text:style-name="P13"/>
            <text:p text:style-name="P13"><text:change-start text:change-id="ct288557312"/></text:p>
            <text:p text:style-name="Table_20_Contents"><text:change-end text:change-id="ct288557312"/><text:span text:style-name="T1"><office:annotation><dc:creator>Fedor Kurilov</dc:creator><dc:date>2013-09-18T18:46:53.98</dc:date><text:p text:style-name="P18"><text:span text:style-name="T15">do text for attr in document['attributes']</text:span></text:p><text:p text:style-name="P18"><text:span text:style-name="T15">from xhtml('&lt;p&gt;&lt;b&gt;'+attr['name']+':&lt;/b&gt; '+getAttributeValue(attr)</text:span><text:span text:style-name="T15">+' '+attr['unit']+'&lt;/p&gt;')</text:span></text:p></office:annotation></text:span><text:span text:style-name="T1">attrs</text:span><text:change text:change-id="ct288557416"/></text:p>
            <text:p text:style-name="P9"/>
            <text:p text:style-name="P10">Врач: (<text:change-start text:change-id="ct288557520"/><text:span text:style-name="T7">getData('doctorSpecs', </text:span><text:span text:style-name="T4">document</text:span><text:span text:style-name="T7">)</text:span><text:change-end text:change-id="ct288557520"/>): <text:span text:style-name="T7">____________________ / </text:span><text:change-start text:change-id="ct288557624"/><text:span text:style-name="T4">getData('doctorName', document)</text:span><text:change-end text:change-id="ct288557624"/></text:p>
            <text:p text:style-name="P9"/>
            <text:p text:style-name="P9"><text:span text:style-name="T13"><office:annotation><dc:creator>&lt;анонимный&gt;</dc:creator><dc:date>2013-09-19T18:33:06.98</dc:date><text:p text:style-name="P18"><text:span text:style-name="T16">do text if (</text:span><text:span text:style-name="T17">getData('flatCode', </text:span><text:span text:style-name="T18">document</text:span><text:span text:style-name="T17">) != 'dutyDoctor' and <text:s/></text:span><text:span text:style-name="T19">getData('doctorPost.c</text:span><text:span text:style-name="T20">ode</text:span><text:span text:style-name="T19">', </text:span><text:span text:style-name="T20">document</text:span><text:span text:style-name="T19">) == '3115')</text:span></text:p></office:annotation></text:span><text:span text:style-name="T13">Лечащий врач: </text:span><text:span text:style-name="T14">____________________ / </text:span><text:change-start text:change-id="ct288557728"/><text:span text:style-name="T4">getFullName('execPerson.name', </text:span><text:span text:style-name="T12">document</text:span><text:span text:style-name="T4">)</text:span><text:change-end text:change-id="ct288557728"/></text:p>
            <text:p text:style-name="P17"><text:span text:style-name="T13"><office:annotation><dc:creator>&lt;анонимный&gt;</dc:creator><dc:date>2013-09-19T19:12:34.99</dc:date><text:p><text:span text:style-name="T16">do text if (</text:span><text:span text:style-name="T17">getData('flatCode', </text:span><text:span text:style-name="T18">document</text:span><text:span text:style-name="T17">) == 'dutyDoctor' and <text:s/>getData('doctorPost.c</text:span><text:span text:style-name="T18">ode</text:span><text:span text:style-name="T17">', </text:span><text:span text:style-name="T18">document</text:span><text:span text:style-name="T17">) == '3115')</text:span></text:p></office:annotation></text:span><text:span text:style-name="T13">Дежурный врач:  ____________________ / </text:span></text:p>
            <text:p text:style-name="P17"/>
            <text:p text:style-name="P9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88556688" text:id="ct288556688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88556792" text:id="ct28855679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88556896" text:id="ct288556896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288557000" text:id="ct288557000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288556688"/><text:span text:style-name="MT2">getData('patientId', </text:span><text:span text:style-name="MT3">data['documents'][0]</text:span><text:span text:style-name="MT2">)</text:span><text:change-end text:change-id="ct288556688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288556792"/><text:span text:style-name="MT2">getData('appealId', </text:span><text:span text:style-name="MT3">data['documents'][0]</text:span><text:span text:style-name="MT2">)</text:span><text:change-end text:change-id="ct288556792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88556896"/><text:span text:style-name="MT2">getData('patientId', </text:span><text:span text:style-name="MT2">data['documents'][0]</text:span><text:span text:style-name="MT2">)</text:span><text:change-end text:change-id="ct288556896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88557000"/><text:span text:style-name="MT2">getData('appealId', </text:span><text:span text:style-name="MT2">data['documents'][0]</text:span><text:span text:style-name="MT2">)</text:span><text:change-end text:change-id="ct288557000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54S</meta:editing-duration>
    <meta:editing-cycles>82</meta:editing-cycles>
    <meta:generator>OpenOffice/4.0.0$Win32 OpenOffice.org_project/400m3$Build-9702</meta:generator>
    <dc:date>2013-11-19T13:15:21.96</dc:date>
    <dc:creator>Fedor Kurilov</dc:creator>
    <meta:document-statistic meta:table-count="3" meta:image-count="0" meta:object-count="0" meta:page-count="2" meta:paragraph-count="14" meta:word-count="49" meta:character-count="603"/>
    <meta:user-defined meta:name="Info 1"/>
    <meta:user-defined meta:name="Info 2"/>
    <meta:user-defined meta:name="Info 3"/>
    <meta:user-defined meta:name="Info 4"/>
  </office:meta>
</office:document-meta>
</file>